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9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11" table:number-rows-spanned="1">
            <text:p>Horas dedicadas a la práctica 6 – Minería de Datos</text:p>
          </table:table-cell>
          <table:covered-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4" table:number-rows-spanned="1">
            <text:p>J. Ignacio Sánchez</text:p>
          </table:table-cell>
          <table:covered-table-cell table:number-columns-repeated="3"/>
          <table:table-cell table:style-name="ce1" office:value-type="string" table:number-columns-spanned="3" table:number-rows-spanned="1">
            <text:p>Josu Rodríguez</text:p>
          </table:table-cell>
          <table:covered-table-cell table:number-columns-repeated="2"/>
          <table:table-cell/>
          <table:table-cell table:style-name="ce1" office:value-type="string" table:number-columns-spanned="2" table:number-rows-spanned="1">
            <text:p>Total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Fecha</text:p>
          </table:table-cell>
          <table:table-cell office:value-type="string">
            <text:p>Tarea</text:p>
          </table:table-cell>
          <table:table-cell office:value-type="string">
            <text:p>Tiempo invertido</text:p>
          </table:table-cell>
          <table:table-cell/>
          <table:table-cell office:value-type="string">
            <text:p>Fecha</text:p>
          </table:table-cell>
          <table:table-cell office:value-type="string">
            <text:p>Tarea</text:p>
          </table:table-cell>
          <table:table-cell office:value-type="string">
            <text:p>Tiempo invertido</text:p>
          </table:table-cell>
          <table:table-cell/>
          <table:table-cell office:value-type="string">
            <text:p>Tarea</text:p>
          </table:table-cell>
          <table:table-cell office:value-type="string">
            <text:p>Tiempo invertido</text:p>
          </table:table-cell>
          <table:table-cell/>
        </table:table-row>
        <table:table-row table:style-name="ro1">
          <table:table-cell/>
          <table:table-cell table:style-name="ce2" office:value-type="date" office:date-value="2014-09-25">
            <text:p>25/09/14</text:p>
          </table:table-cell>
          <table:table-cell office:value-type="string">
            <text:p>Documentació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4-10-02">
            <text:p>02/10/14</text:p>
          </table:table-cell>
          <table:table-cell office:value-type="string">
            <text:p>Diseñ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señ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09-25">
            <text:p>25/09/14</text:p>
          </table:table-cell>
          <table:table-cell office:value-type="string">
            <text:p>Implementación weka</text:p>
          </table:table-cell>
          <table:table-cell office:value-type="float" office:value="2">
            <text:p>2</text:p>
          </table:table-cell>
          <table:table-cell/>
          <table:table-cell table:style-name="ce2" office:value-type="date" office:date-value="2014-10-05">
            <text:p>05/10/14</text:p>
          </table:table-cell>
          <table:table-cell office:value-type="string">
            <text:p>Diseñ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mplementación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10-02">
            <text:p>02/10/14</text:p>
          </table:table-cell>
          <table:table-cell office:value-type="string">
            <text:p>Diseño</text:p>
          </table:table-cell>
          <table:table-cell office:value-type="float" office:value="0.5">
            <text:p>0,5</text:p>
          </table:table-cell>
          <table:table-cell/>
          <table:table-cell table:style-name="ce2" office:value-type="date" office:date-value="2014-10-06">
            <text:p>06/10/14</text:p>
          </table:table-cell>
          <table:table-cell office:value-type="string">
            <text:p>Implement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eka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10-04">
            <text:p>04/10/14</text:p>
          </table:table-cell>
          <table:table-cell office:value-type="string">
            <text:p>Diseño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Bibliografía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10-04">
            <text:p>04/10/14</text:p>
          </table:table-cell>
          <table:table-cell office:value-type="string">
            <text:p>Documentación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Informe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4" table:number-rows-repeated="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000-00-00T21:36:39.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9:42:42.55</meta:creation-date>
    <dc:date>2014-10-06T21:37:28.08</dc:date>
    <meta:editing-duration>P0D</meta:editing-duration>
    <meta:editing-cycles>3</meta:editing-cycles>
    <meta:generator>LibreOffice/4.0.1.2$Windows_x86 LibreOffice_project/84102822e3d61eb989ddd325abf1ac077904985</meta:generator>
    <meta:document-statistic meta:table-count="1" meta:cell-count="41" meta:object-count="0"/>
  </office:meta>
</office:document-meta>
</file>